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365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2.2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3" style:family="table-cell" style:parent-style-name="Normal_20_2">
      <style:table-cell-properties fo:border-bottom="none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name-complex="Helvetica" style:font-size-complex="11pt" style:font-style-complex="normal" style:font-weight-complex="bold"/>
    </style:style>
    <style:style style:name="ce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Normal_20_2" style:data-style-name="N0">
      <style:table-cell-properties fo:background-color="transparent" style:vertical-align="automatic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9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1" style:family="text">
      <style:text-properties fo:color="#000000" style:font-name="Helvetic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Helvetic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CorruptionPropr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2" table:number-columns-repeated="12" table:default-cell-style-name="ce2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NomPaysANG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table:formula="of:=[.C1]-1" office:value-type="float" office:value="2019" calcext:value-type="float">
            <text:p>2019</text:p>
          </table:table-cell>
          <table:table-cell table:style-name="ce3" table:formula="of:=[.D1]-1" office:value-type="float" office:value="2018" calcext:value-type="float">
            <text:p>2018</text:p>
          </table:table-cell>
          <table:table-cell table:style-name="ce3" table:formula="of:=[.E1]-1" office:value-type="float" office:value="2017" calcext:value-type="float">
            <text:p>2017</text:p>
          </table:table-cell>
          <table:table-cell table:style-name="ce3" table:formula="of:=[.F1]-1" office:value-type="float" office:value="2016" calcext:value-type="float">
            <text:p>2016</text:p>
          </table:table-cell>
          <table:table-cell table:style-name="ce3" table:formula="of:=[.G1]-1" office:value-type="float" office:value="2015" calcext:value-type="float">
            <text:p>2015</text:p>
          </table:table-cell>
          <table:table-cell table:style-name="ce3" table:formula="of:=[.H1]-1" office:value-type="float" office:value="2014" calcext:value-type="float">
            <text:p>2014</text:p>
          </table:table-cell>
          <table:table-cell table:style-name="ce3" table:formula="of:=[.I1]-1" office:value-type="float" office:value="2013" calcext:value-type="float">
            <text:p>2013</text:p>
          </table:table-cell>
          <table:table-cell table:style-name="ce3" table:formula="of:=[.J1]-1" office:value-type="float" office:value="2012" calcext:value-type="float">
            <text:p>2012</text:p>
          </table:table-cell>
          <table:table-cell table:style-name="ce3" table:formula="of:=[.K1]-1" office:value-type="float" office:value="2011" calcext:value-type="float">
            <text:p>2011</text:p>
          </table:table-cell>
          <table:table-cell table:style-name="ce3" table:formula="of:=[.L1]-1" office:value-type="float" office:value="2010" calcext:value-type="float">
            <text:p>2010</text:p>
          </table:table-cell>
          <table:table-cell table:style-name="ce3" table:formula="of:=[.M1]-1" office:value-type="float" office:value="2009" calcext:value-type="float">
            <text:p>2009</text:p>
          </table:table-cell>
          <table:table-cell table:style-name="ce3" table:formula="of:=[.N1]-1" office:value-type="float" office:value="2008" calcext:value-type="float">
            <text:p>2008</text:p>
          </table:table-cell>
          <table:table-cell table:style-name="ce3" table:formula="of:=[.O1]-1" office:value-type="float" office:value="2007" calcext:value-type="float">
            <text:p>2007</text:p>
          </table:table-cell>
          <table:table-cell table:style-name="ce3" table:formula="of:=[.P1]-1" office:value-type="float" office:value="2006" calcext:value-type="float">
            <text:p>2006</text:p>
          </table:table-cell>
          <table:table-cell table:style-name="ce3" table:formula="of:=[.Q1]-1" office:value-type="float" office:value="2005" calcext:value-type="float">
            <text:p>2005</text:p>
          </table:table-cell>
          <table:table-cell table:style-name="ce3" table:formula="of:=[.R1]-1" office:value-type="float" office:value="2004" calcext:value-type="float">
            <text:p>2004</text:p>
          </table:table-cell>
          <table:table-cell table:style-name="ce3" table:formula="of:=[.S1]-1" office:value-type="float" office:value="2003" calcext:value-type="float">
            <text:p>2003</text:p>
          </table:table-cell>
          <table:table-cell table:style-name="ce3" table:formula="of:=[.T1]-1" office:value-type="float" office:value="2002" calcext:value-type="float">
            <text:p>2002</text:p>
          </table:table-cell>
          <table:table-cell table:style-name="ce3" table:formula="of:=[.U1]-1" office:value-type="float" office:value="2001" calcext:value-type="float">
            <text:p>2001</text:p>
          </table:table-cell>
          <table:table-cell table:style-name="ce3" table:formula="of:=[.V1]-1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 Africa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3"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table:number-columns-repeated="3"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ndorra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tigua and Barbuda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udi Arabia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a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</text:p>
          </table:table-cell>
          <table:table-cell table:number-columns-repeated="4"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jan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hamas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/>
          <table:table-cell table:number-columns-repeated="3" table:style-name="ce3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ain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gladesh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os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style-name="ce3" office:value-type="float" office:value="61" calcext:value-type="float">
            <text:p>61</text:p>
          </table:table-cell>
          <table:table-cell table:style-name="ce3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arus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3"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77" calcext:value-type="float">
            <text:p>77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elize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in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ermuda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utan</text:p>
          </table:table-cell>
          <table:table-cell table:number-columns-repeated="3"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3"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a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a and Herzegovina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tswana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azil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unei Darussalam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number-columns-repeated="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rkina Faso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rundi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bo Verde</text:p>
          </table:table-cell>
          <table:table-cell table:number-columns-repeated="2"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ia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4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on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ada</text:p>
          </table:table-cell>
          <table:table-cell table:number-columns-repeated="2" table:style-name="ce3" office:value-type="float" office:value="77" calcext:value-type="float">
            <text:p>77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81" calcext:value-type="float">
            <text:p>8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e</text:p>
          </table:table-cell>
          <table:table-cell table:number-columns-repeated="4" table:style-name="ce3" office:value-type="float" office:value="67" calcext:value-type="float">
            <text:p>6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a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yprus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a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o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go</text:p>
          </table:table-cell>
          <table:table-cell table:number-columns-repeated="3"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mocratic Republic of the Congo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1">South Korea</text:span>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rth kore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sta Rica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te d'Ivoire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a</text:p>
          </table:table-cell>
          <table:table-cell table:number-columns-repeated="2"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4"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46" calcext:value-type="float">
            <text:p>4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nmark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jibouti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minican Republic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minica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3" table:style-name="ce3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lvado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nited Arab Emirates</text:p>
          </table:table-cell>
          <table:table-cell table:number-columns-repeated="2" table:style-name="ce3" office:value-type="float" office:value="71" calcext:value-type="float">
            <text:p>7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cuador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itre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ain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58" calcext:value-type="float">
            <text:p>5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a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watini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number-columns-repeated="2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ited States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a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4" table:style-name="ce3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aroe Islands</text:p>
          </table:table-cell>
          <table:table-cell table:style-name="ce1"/>
          <table:table-cell table:number-columns-repeated="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iji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rance</text:p>
          </table:table-cell>
          <table:table-cell table:number-columns-repeated="2" table:style-name="ce3" office:value-type="float" office:value="69" calcext:value-type="float">
            <text:p>6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bon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a</text:p>
          </table:table-cell>
          <table:table-cell table:number-columns-repeated="3"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a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52" calcext:value-type="float">
            <text:p>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ana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Gibraltar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ec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nada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52" calcext:value-type="float">
            <text:p>5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Greenland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atemal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Guernsey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a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quatorial Guinea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nea-Bissau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yana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iti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 table:style-name="ce3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dura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ng Kong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77" calcext:value-type="float">
            <text:p>7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ungary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a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ra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aq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eland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celand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rael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y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ca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an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73" calcext:value-type="float">
            <text:p>7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azakhsta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enya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yrgyzsta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Kiribati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uwait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</text:p>
          </table:table-cell>
          <table:table-cell table:number-columns-repeated="4"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sotho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tvia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banon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beria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Liechtenstein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huania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xembourg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Macao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rth Macedonia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dagascar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ysia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awi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ldiv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number-columns-repeated="4"/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li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a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occ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tius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a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Micronesia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ova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Monaco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a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ontenegro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ozambiqu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yanmar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a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Nauru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epal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icaragu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ige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Niue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way</text:p>
          </table:table-cell>
          <table:table-cell table:number-columns-repeated="3"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86" calcext:value-type="float">
            <text:p>86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w Zealand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87" calcext:value-type="float">
            <text:p>8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float" office:value="91" calcext:value-type="float">
            <text:p>9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n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52" calcext:value-type="float">
            <text:p>52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gand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zbekistan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kista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Palau</text:p>
          </table:table-cell>
          <table:table-cell table:style-name="ce1"/>
          <table:table-cell table:number-columns-repeated="20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Palestine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nama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pua New Guinea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raguay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etherlands</text:p>
          </table:table-cell>
          <table:table-cell table:number-columns-repeated="4"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u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 table:style-name="ce3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hilippines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and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rtugal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Qatar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entral African Republic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mania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ted Kingdom</text:p>
          </table:table-cell>
          <table:table-cell table:number-columns-repeated="2" table:style-name="ce3" office:value-type="float" office:value="77" calcext:value-type="float">
            <text:p>7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81" calcext:value-type="float">
            <text:p>8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a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number-columns-repeated="3"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wanda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 Lucia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3" table:style-name="ce3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Saint Kitts and Nevis</text:p>
          </table:table-cell>
          <table:table-cell table:style-name="ce1"/>
          <table:table-cell table:number-columns-repeated="20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San Marino</text:p>
          </table:table-cell>
          <table:table-cell table:style-name="ce1"/>
          <table:table-cell table:number-columns-repeated="20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Holy see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int Vincent and the Grenadines</text:p>
          </table:table-cell>
          <table:table-cell table:number-columns-repeated="2"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58" calcext:value-type="float">
            <text:p>58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3" table:style-name="ce3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olomon Islands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amoa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o Tome and Principe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4" table:style-name="ce3" office:value-type="float" office:value="46" calcext:value-type="float">
            <text:p>46</text:p>
          </table:table-cell>
          <table:table-cell table:number-columns-repeated="4" table:style-name="ce3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negal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a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ychelles</text:p>
          </table:table-cell>
          <table:table-cell table:number-columns-repeated="3" table:style-name="ce3" office:value-type="float" office:value="66" calcext:value-type="float">
            <text:p>66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erra Leone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number-columns-repeated="3"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re</text:p>
          </table:table-cell>
          <table:table-cell table:number-columns-repeated="3"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ovakia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a</text:p>
          </table:table-cell>
          <table:table-cell table:number-columns-repeated="3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udan</text:p>
          </table:table-cell>
          <table:table-cell table:number-columns-repeated="4"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 Sudan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ri Lanka</text:p>
          </table:table-cell>
          <table:table-cell table:number-columns-repeated="4"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weden</text:p>
          </table:table-cell>
          <table:table-cell table:number-columns-repeated="3" table:style-name="ce3" office:value-type="float" office:value="85" calcext:value-type="float">
            <text:p>8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witzerland</text:p>
          </table:table-cell>
          <table:table-cell table:number-columns-repeated="4"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86" calcext:value-type="float">
            <text:p>8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inam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jikistan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iwan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3" table:style-name="ce3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a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ha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zechia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</text:p>
          </table:table-cell>
          <table:table-cell table:number-columns-repeated="3"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imor-Lest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go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Tonga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dad and Tobago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a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urkmenistan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key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Tuvalu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kraine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ruguay</text:p>
          </table:table-cell>
          <table:table-cell table:number-columns-repeated="2"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anuatu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number-columns-repeated="5"/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nezuel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iet nam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4" table:style-name="ce3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men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a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4"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Zimbabwe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2"/>
        </table:table-row>
        <table:table-row table:style-name="ro1" table:number-rows-repeated="104837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IndCorruptionPourVersionSQL" table:style-name="ta1">
        <table:table-column table:style-name="co7" table:default-cell-style-name="ce5"/>
        <table:table-column table:style-name="co7" table:default-cell-style-name="ce7"/>
        <table:table-column table:style-name="co7" table:default-cell-style-name="ce5"/>
        <table:table-column table:style-name="co8" table:default-cell-style-name="ce5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Corru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44" calcext:value-type="float">
            <text:p>4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5" calcext:value-type="float">
            <text:p>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5" calcext:value-type="float">
            <text:p>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71" calcext:value-type="float">
            <text:p>7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76" calcext:value-type="float">
            <text:p>7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5" calcext:value-type="float">
            <text:p>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43" calcext:value-type="float">
            <text:p>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55" calcext:value-type="float">
            <text:p>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1" calcext:value-type="float">
            <text:p>4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19" calcext:value-type="float">
            <text:p>1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2" calcext:value-type="float">
            <text:p>2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4" calcext:value-type="float">
            <text:p>8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1" calcext:value-type="float">
            <text:p>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6" calcext:value-type="float">
            <text:p>5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8" calcext:value-type="float">
            <text:p>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4" calcext:value-type="float">
            <text:p>5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8" calcext:value-type="float">
            <text:p>5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5" calcext:value-type="float">
            <text:p>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65" calcext:value-type="float">
            <text:p>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3" calcext:value-type="float">
            <text:p>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3" calcext:value-type="float">
            <text:p>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90" calcext:value-type="float">
            <text:p>9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71" calcext:value-type="float">
            <text:p>7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5" calcext:value-type="float">
            <text:p>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2" calcext:value-type="float">
            <text:p>5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5" calcext:value-type="float">
            <text:p>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33" calcext:value-type="float">
            <text:p>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4" calcext:value-type="float">
            <text:p>2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20" calcext:value-type="float">
            <text:p>2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25" calcext:value-type="float">
            <text:p>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9" calcext:value-type="float">
            <text:p>1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7" calcext:value-type="float">
            <text:p>7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8" calcext:value-type="float">
            <text:p>1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82" calcext:value-type="float">
            <text:p>8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8" calcext:value-type="float">
            <text:p>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4" calcext:value-type="float">
            <text:p>4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1" calcext:value-type="float">
            <text:p>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5" calcext:value-type="float">
            <text:p>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49" calcext:value-type="float">
            <text:p>4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30" calcext:value-type="float">
            <text:p>3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41" calcext:value-type="float">
            <text:p>4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21" calcext:value-type="float">
            <text:p>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4" calcext:value-type="float">
            <text:p>5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43" calcext:value-type="float">
            <text:p>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49" calcext:value-type="float">
            <text:p>4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7" calcext:value-type="float">
            <text:p>5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7" calcext:value-type="float">
            <text:p>5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1" calcext:value-type="float">
            <text:p>4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15" calcext:value-type="float">
            <text:p>1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48" calcext:value-type="float">
            <text:p>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3" calcext:value-type="float">
            <text:p>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5" calcext:value-type="float">
            <text:p>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90" calcext:value-type="float">
            <text:p>9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47" calcext:value-type="float">
            <text:p>4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17" calcext:value-type="float">
            <text:p>1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5" calcext:value-type="float">
            <text:p>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4" calcext:value-type="float">
            <text:p>8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58" calcext:value-type="float">
            <text:p>5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4" calcext:value-type="float">
            <text:p>4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3" calcext:value-type="float">
            <text:p>5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71" calcext:value-type="float">
            <text:p>7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62" calcext:value-type="float">
            <text:p>6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52" calcext:value-type="float">
            <text:p>5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7" calcext:value-type="float">
            <text:p>8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46" calcext:value-type="float">
            <text:p>4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1" calcext:value-type="float">
            <text:p>6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8" calcext:value-type="float">
            <text:p>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3" calcext:value-type="float">
            <text:p>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/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40" calcext:value-type="float">
            <text:p>4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8" calcext:value-type="float">
            <text:p>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6" calcext:value-type="float">
            <text:p>8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2" calcext:value-type="float">
            <text:p>2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1" calcext:value-type="float">
            <text:p>6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5" calcext:value-type="float">
            <text:p>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19" calcext:value-type="float">
            <text:p>1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49" calcext:value-type="float">
            <text:p>4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3" calcext:value-type="float">
            <text:p>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30" calcext:value-type="float">
            <text:p>3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1" calcext:value-type="float">
            <text:p>4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7" calcext:value-type="float">
            <text:p>1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9" calcext:value-type="float">
            <text:p>4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9" calcext:value-type="float">
            <text:p>1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23" calcext:value-type="float">
            <text:p>2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0" calcext:value-type="float">
            <text:p>2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1" calcext:value-type="float">
            <text:p>3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78" calcext:value-type="float">
            <text:p>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4" calcext:value-type="float">
            <text:p>3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1" calcext:value-type="float">
            <text:p>8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69" calcext:value-type="float">
            <text:p>6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48" calcext:value-type="float">
            <text:p>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3" calcext:value-type="float">
            <text:p>6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60" calcext:value-type="float">
            <text:p>6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1" calcext:value-type="float">
            <text:p>4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21" calcext:value-type="float">
            <text:p>2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63" calcext:value-type="float">
            <text:p>6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2" calcext:value-type="float">
            <text:p>2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2" calcext:value-type="float">
            <text:p>2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5" calcext:value-type="float">
            <text:p>5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8" calcext:value-type="float">
            <text:p>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3" calcext:value-type="float">
            <text:p>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27" calcext:value-type="float">
            <text:p>2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91" calcext:value-type="float">
            <text:p>9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2" calcext:value-type="float">
            <text:p>3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69" calcext:value-type="float">
            <text:p>6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5" calcext:value-type="float">
            <text:p>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0" calcext:value-type="float">
            <text:p>2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59" calcext:value-type="float">
            <text:p>5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68" calcext:value-type="float">
            <text:p>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39" calcext:value-type="float">
            <text:p>3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3" calcext:value-type="float">
            <text:p>3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9" calcext:value-type="float">
            <text:p>8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4" calcext:value-type="float">
            <text:p>3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49" calcext:value-type="float">
            <text:p>4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0" calcext:value-type="float">
            <text:p>4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4" calcext:value-type="float">
            <text:p>2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19" calcext:value-type="float">
            <text:p>1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9" calcext:value-type="float">
            <text:p>1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27" calcext:value-type="float">
            <text:p>2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9" calcext:value-type="float">
            <text:p>1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6" calcext:value-type="float">
            <text:p>2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2" calcext:value-type="float">
            <text:p>3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6" calcext:value-type="float">
            <text:p>1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8" calcext:value-type="float">
            <text:p>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1" calcext:value-type="float">
            <text:p>6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43" calcext:value-type="float">
            <text:p>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4" calcext:value-type="float">
            <text:p>7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5" calcext:value-type="float">
            <text:p>4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26" calcext:value-type="float">
            <text:p>2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7" calcext:value-type="float">
            <text:p>2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3" calcext:value-type="float">
            <text:p>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6" calcext:value-type="float">
            <text:p>2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9" calcext:value-type="float">
            <text:p>4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3" calcext:value-type="float">
            <text:p>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5" calcext:value-type="float">
            <text:p>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7" calcext:value-type="float">
            <text:p>5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44" calcext:value-type="float">
            <text:p>4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50" calcext:value-type="float">
            <text:p>5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7" calcext:value-type="float">
            <text:p>3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6" calcext:value-type="float">
            <text:p>5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37" calcext:value-type="float">
            <text:p>3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2" calcext:value-type="float">
            <text:p>5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30" calcext:value-type="float">
            <text:p>3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34" calcext:value-type="float">
            <text:p>3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5" calcext:value-type="float">
            <text:p>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4" calcext:value-type="float">
            <text:p>4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30" calcext:value-type="float">
            <text:p>3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1" calcext:value-type="float">
            <text:p>2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48" calcext:value-type="float">
            <text:p>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31" calcext:value-type="float">
            <text:p>3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4" calcext:value-type="float">
            <text:p>3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6" calcext:value-type="float">
            <text:p>8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91" calcext:value-type="float">
            <text:p>9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47" calcext:value-type="float">
            <text:p>4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6" calcext:value-type="float">
            <text:p>2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17" calcext:value-type="float">
            <text:p>1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5" calcext:value-type="float">
            <text:p>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4" calcext:value-type="float">
            <text:p>2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3" calcext:value-type="float">
            <text:p>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60" calcext:value-type="float">
            <text:p>6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8" calcext:value-type="float">
            <text:p>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7" calcext:value-type="float">
            <text:p>1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3" calcext:value-type="float">
            <text:p>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76" calcext:value-type="float">
            <text:p>7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3" calcext:value-type="float">
            <text:p>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1" calcext:value-type="float">
            <text:p>4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0" calcext:value-type="float">
            <text:p>3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6" calcext:value-type="float">
            <text:p>8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47" calcext:value-type="float">
            <text:p>4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57" calcext:value-type="float">
            <text:p>5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8" calcext:value-type="float">
            <text:p>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1" calcext:value-type="float">
            <text:p>1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4" calcext:value-type="float">
            <text:p>1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7" calcext:value-type="float">
            <text:p>3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9" calcext:value-type="float">
            <text:p>8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5" calcext:value-type="float">
            <text:p>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2" calcext:value-type="float">
            <text:p>2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1" calcext:value-type="float">
            <text:p>6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3" calcext:value-type="float">
            <text:p>3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19" calcext:value-type="float">
            <text:p>1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48" calcext:value-type="float">
            <text:p>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5" calcext:value-type="float">
            <text:p>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0" calcext:value-type="float">
            <text:p>3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1" calcext:value-type="float">
            <text:p>4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7" calcext:value-type="float">
            <text:p>1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50" calcext:value-type="float">
            <text:p>5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20" calcext:value-type="float">
            <text:p>2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1" calcext:value-type="float">
            <text:p>3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8" calcext:value-type="float">
            <text:p>1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1" calcext:value-type="float">
            <text:p>2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4" calcext:value-type="float">
            <text:p>4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4" calcext:value-type="float">
            <text:p>3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0" calcext:value-type="float">
            <text:p>8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2" calcext:value-type="float">
            <text:p>7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6" calcext:value-type="float">
            <text:p>7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5" calcext:value-type="float">
            <text:p>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20" calcext:value-type="float">
            <text:p>2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3" calcext:value-type="float">
            <text:p>2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2" calcext:value-type="float">
            <text:p>2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8" calcext:value-type="float">
            <text:p>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4" calcext:value-type="float">
            <text:p>5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2" calcext:value-type="float">
            <text:p>3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6" calcext:value-type="float">
            <text:p>4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92" calcext:value-type="float">
            <text:p>9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4" calcext:value-type="float">
            <text:p>3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32" calcext:value-type="float">
            <text:p>3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70" calcext:value-type="float">
            <text:p>7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3" calcext:value-type="float">
            <text:p>3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18" calcext:value-type="float">
            <text:p>1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3" calcext:value-type="float">
            <text:p>3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9" calcext:value-type="float">
            <text:p>8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8" calcext:value-type="float">
            <text:p>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32" calcext:value-type="float">
            <text:p>3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5" calcext:value-type="float">
            <text:p>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/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30" calcext:value-type="float">
            <text:p>3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54" calcext:value-type="float">
            <text:p>5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4" calcext:value-type="float">
            <text:p>3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6" calcext:value-type="float">
            <text:p>1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9" calcext:value-type="float">
            <text:p>7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0" calcext:value-type="float">
            <text:p>6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6" calcext:value-type="float">
            <text:p>7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5" calcext:value-type="float">
            <text:p>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4" calcext:value-type="float">
            <text:p>4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5" calcext:value-type="float">
            <text:p>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8" calcext:value-type="float">
            <text:p>1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2" calcext:value-type="float">
            <text:p>8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8" calcext:value-type="float">
            <text:p>2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3" calcext:value-type="float">
            <text:p>3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2" calcext:value-type="float">
            <text:p>3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4" calcext:value-type="float">
            <text:p>5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30" calcext:value-type="float">
            <text:p>3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2" calcext:value-type="float">
            <text:p>4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1" calcext:value-type="float">
            <text:p>2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8" calcext:value-type="float">
            <text:p>2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6" calcext:value-type="float">
            <text:p>8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91" calcext:value-type="float">
            <text:p>9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18" calcext:value-type="float">
            <text:p>1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4" calcext:value-type="float">
            <text:p>2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3" calcext:value-type="float">
            <text:p>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20" calcext:value-type="float">
            <text:p>2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4" calcext:value-type="float">
            <text:p>2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78" calcext:value-type="float">
            <text:p>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2" calcext:value-type="float">
            <text:p>4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41" calcext:value-type="float">
            <text:p>4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4" calcext:value-type="float">
            <text:p>8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50" calcext:value-type="float">
            <text:p>5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8" calcext:value-type="float">
            <text:p>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1" calcext:value-type="float">
            <text:p>1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5" calcext:value-type="float">
            <text:p>1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7" calcext:value-type="float">
            <text:p>8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6" calcext:value-type="float">
            <text:p>8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3" calcext:value-type="float">
            <text:p>2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2" calcext:value-type="float">
            <text:p>2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28" calcext:value-type="float">
            <text:p>2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0" calcext:value-type="float">
            <text:p>4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7" calcext:value-type="float">
            <text:p>1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1" calcext:value-type="float">
            <text:p>2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1" calcext:value-type="float">
            <text:p>8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52" calcext:value-type="float">
            <text:p>5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2" calcext:value-type="float">
            <text:p>3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5" calcext:value-type="float">
            <text:p>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9" calcext:value-type="float">
            <text:p>7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6" calcext:value-type="float">
            <text:p>7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51" calcext:value-type="float">
            <text:p>5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7" calcext:value-type="float">
            <text:p>7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5" calcext:value-type="float">
            <text:p>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4" calcext:value-type="float">
            <text:p>3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1" calcext:value-type="float">
            <text:p>4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21" calcext:value-type="float">
            <text:p>2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5" calcext:value-type="float">
            <text:p>5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3" calcext:value-type="float">
            <text:p>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70" calcext:value-type="float">
            <text:p>7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61" calcext:value-type="float">
            <text:p>6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6" calcext:value-type="float">
            <text:p>2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3" calcext:value-type="float">
            <text:p>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2" calcext:value-type="float">
            <text:p>2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8" calcext:value-type="float">
            <text:p>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5" calcext:value-type="float">
            <text:p>5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2" calcext:value-type="float">
            <text:p>3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51" calcext:value-type="float">
            <text:p>5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91" calcext:value-type="float">
            <text:p>9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4" calcext:value-type="float">
            <text:p>3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33" calcext:value-type="float">
            <text:p>3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70" calcext:value-type="float">
            <text:p>7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2" calcext:value-type="float">
            <text:p>3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18" calcext:value-type="float">
            <text:p>1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6" calcext:value-type="float">
            <text:p>7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3" calcext:value-type="float">
            <text:p>3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90" calcext:value-type="float">
            <text:p>9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70" calcext:value-type="float">
            <text:p>7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4" calcext:value-type="float">
            <text:p>3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2" calcext:value-type="float">
            <text:p>5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6" calcext:value-type="float">
            <text:p>4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7" calcext:value-type="float">
            <text:p>1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29" calcext:value-type="float">
            <text:p>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51" calcext:value-type="float">
            <text:p>5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6" calcext:value-type="float">
            <text:p>1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9" calcext:value-type="float">
            <text:p>7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1" calcext:value-type="float">
            <text:p>6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41" calcext:value-type="float">
            <text:p>4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9" calcext:value-type="float">
            <text:p>4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6" calcext:value-type="float">
            <text:p>1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9" calcext:value-type="float">
            <text:p>5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5" calcext:value-type="float">
            <text:p>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42" calcext:value-type="float">
            <text:p>4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50" calcext:value-type="float">
            <text:p>5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5" calcext:value-type="float">
            <text:p>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60" calcext:value-type="float">
            <text:p>6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3" calcext:value-type="float">
            <text:p>3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2" calcext:value-type="float">
            <text:p>2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4" calcext:value-type="float">
            <text:p>3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6" calcext:value-type="float">
            <text:p>2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8" calcext:value-type="float">
            <text:p>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91" calcext:value-type="float">
            <text:p>9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45" calcext:value-type="float">
            <text:p>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19" calcext:value-type="float">
            <text:p>1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30" calcext:value-type="float">
            <text:p>3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4" calcext:value-type="float">
            <text:p>8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5" calcext:value-type="float">
            <text:p>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71" calcext:value-type="float">
            <text:p>7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8" calcext:value-type="float">
            <text:p>1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4" calcext:value-type="float">
            <text:p>2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6" calcext:value-type="float">
            <text:p>4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81" calcext:value-type="float">
            <text:p>8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9" calcext:value-type="float">
            <text:p>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2" calcext:value-type="float">
            <text:p>4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40" calcext:value-type="float">
            <text:p>4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55" calcext:value-type="float">
            <text:p>5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29" calcext:value-type="float">
            <text:p>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5" calcext:value-type="float">
            <text:p>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51" calcext:value-type="float">
            <text:p>5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0" calcext:value-type="float">
            <text:p>6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8" calcext:value-type="float">
            <text:p>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2" calcext:value-type="float">
            <text:p>1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5" calcext:value-type="float">
            <text:p>1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9" calcext:value-type="float">
            <text:p>8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6" calcext:value-type="float">
            <text:p>8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6" calcext:value-type="float">
            <text:p>2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0" calcext:value-type="float">
            <text:p>3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2" calcext:value-type="float">
            <text:p>2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28" calcext:value-type="float">
            <text:p>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32" calcext:value-type="float">
            <text:p>3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8" calcext:value-type="float">
            <text:p>1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2" calcext:value-type="float">
            <text:p>4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4" calcext:value-type="float">
            <text:p>7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7" calcext:value-type="float">
            <text:p>1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8" calcext:value-type="float">
            <text:p>1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1" calcext:value-type="float">
            <text:p>2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1" calcext:value-type="float">
            <text:p>8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46" calcext:value-type="float">
            <text:p>4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3" calcext:value-type="float">
            <text:p>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9" calcext:value-type="float">
            <text:p>7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5" calcext:value-type="float">
            <text:p>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43" calcext:value-type="float">
            <text:p>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7" calcext:value-type="float">
            <text:p>7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20" calcext:value-type="float">
            <text:p>2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2" calcext:value-type="float">
            <text:p>8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4" calcext:value-type="float">
            <text:p>2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0" calcext:value-type="float">
            <text:p>2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1" calcext:value-type="float">
            <text:p>2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12" calcext:value-type="float">
            <text:p>1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7" calcext:value-type="float">
            <text:p>4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31" calcext:value-type="float">
            <text:p>3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1" calcext:value-type="float">
            <text:p>3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18" calcext:value-type="float">
            <text:p>1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/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9" calcext:value-type="float">
            <text:p>8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7" calcext:value-type="float">
            <text:p>5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3" calcext:value-type="float">
            <text:p>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4" calcext:value-type="float">
            <text:p>4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56" calcext:value-type="float">
            <text:p>5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7" calcext:value-type="float">
            <text:p>2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/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6" calcext:value-type="float">
            <text:p>1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20" calcext:value-type="float">
            <text:p>2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7" calcext:value-type="float">
            <text:p>7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48" calcext:value-type="float">
            <text:p>4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7" calcext:value-type="float">
            <text:p>3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7" calcext:value-type="float">
            <text:p>1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3" calcext:value-type="float">
            <text:p>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8" calcext:value-type="float">
            <text:p>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4" calcext:value-type="float">
            <text:p>6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47" calcext:value-type="float">
            <text:p>4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8" calcext:value-type="float">
            <text:p>4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7" calcext:value-type="float">
            <text:p>5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37" calcext:value-type="float">
            <text:p>3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4" calcext:value-type="float">
            <text:p>1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1" calcext:value-type="float">
            <text:p>8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37" calcext:value-type="float">
            <text:p>3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49" calcext:value-type="float">
            <text:p>4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1" calcext:value-type="float">
            <text:p>3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2" calcext:value-type="float">
            <text:p>3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37" calcext:value-type="float">
            <text:p>3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4" calcext:value-type="float">
            <text:p>5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27" calcext:value-type="float">
            <text:p>2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27" calcext:value-type="float">
            <text:p>2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52" calcext:value-type="float">
            <text:p>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5" calcext:value-type="float">
            <text:p>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90" calcext:value-type="float">
            <text:p>9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5" calcext:value-type="float">
            <text:p>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21" calcext:value-type="float">
            <text:p>2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32" calcext:value-type="float">
            <text:p>3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3" calcext:value-type="float">
            <text:p>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62" calcext:value-type="float">
            <text:p>6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2" calcext:value-type="float">
            <text:p>6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3" calcext:value-type="float">
            <text:p>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0" calcext:value-type="float">
            <text:p>2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8" calcext:value-type="float">
            <text:p>4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81" calcext:value-type="float">
            <text:p>8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4" calcext:value-type="float">
            <text:p>5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6" calcext:value-type="float">
            <text:p>4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/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4" calcext:value-type="float">
            <text:p>8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10" calcext:value-type="float">
            <text:p>1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4" calcext:value-type="float">
            <text:p>1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1" calcext:value-type="float">
            <text:p>1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8" calcext:value-type="float">
            <text:p>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6" calcext:value-type="float">
            <text:p>8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5" calcext:value-type="float">
            <text:p>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2" calcext:value-type="float">
            <text:p>3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0" calcext:value-type="float">
            <text:p>2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32" calcext:value-type="float">
            <text:p>3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22" calcext:value-type="float">
            <text:p>2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1" calcext:value-type="float">
            <text:p>7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7" calcext:value-type="float">
            <text:p>1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3" calcext:value-type="float">
            <text:p>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4" calcext:value-type="float">
            <text:p>1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2" calcext:value-type="float">
            <text:p>2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1" calcext:value-type="float">
            <text:p>8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49" calcext:value-type="float">
            <text:p>4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7" calcext:value-type="float">
            <text:p>7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5" calcext:value-type="float">
            <text:p>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65" calcext:value-type="float">
            <text:p>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36" calcext:value-type="float">
            <text:p>3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68" calcext:value-type="float">
            <text:p>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44" calcext:value-type="float">
            <text:p>4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42" calcext:value-type="float">
            <text:p>4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22" calcext:value-type="float">
            <text:p>2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5" calcext:value-type="float">
            <text:p>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2" calcext:value-type="float">
            <text:p>8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41" calcext:value-type="float">
            <text:p>4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7" calcext:value-type="float">
            <text:p>2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1" calcext:value-type="float">
            <text:p>2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1" calcext:value-type="float">
            <text:p>2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4" calcext:value-type="float">
            <text:p>5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17" calcext:value-type="float">
            <text:p>1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9" calcext:value-type="float">
            <text:p>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6" calcext:value-type="float">
            <text:p>3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7" calcext:value-type="float">
            <text:p>4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88" calcext:value-type="float">
            <text:p>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2" calcext:value-type="float">
            <text:p>3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2" calcext:value-type="float">
            <text:p>3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0" calcext:value-type="float">
            <text:p>2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5" calcext:value-type="float">
            <text:p>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5" calcext:value-type="float">
            <text:p>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2" calcext:value-type="float">
            <text:p>3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6" calcext:value-type="float">
            <text:p>5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8" calcext:value-type="float">
            <text:p>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52" calcext:value-type="float">
            <text:p>5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8" calcext:value-type="float">
            <text:p>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7" calcext:value-type="float">
            <text:p>2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17" calcext:value-type="float">
            <text:p>1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7" calcext:value-type="float">
            <text:p>1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22" calcext:value-type="float">
            <text:p>2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7" calcext:value-type="float">
            <text:p>7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8" calcext:value-type="float">
            <text:p>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4" calcext:value-type="float">
            <text:p>7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7" calcext:value-type="float">
            <text:p>7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50" calcext:value-type="float">
            <text:p>5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44" calcext:value-type="float">
            <text:p>4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3" calcext:value-type="float">
            <text:p>7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8" calcext:value-type="float">
            <text:p>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8" calcext:value-type="float">
            <text:p>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2" calcext:value-type="float">
            <text:p>4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8" calcext:value-type="float">
            <text:p>5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8" calcext:value-type="float">
            <text:p>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7" calcext:value-type="float">
            <text:p>1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9" calcext:value-type="float">
            <text:p>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2" calcext:value-type="float">
            <text:p>8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4" calcext:value-type="float">
            <text:p>2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47" calcext:value-type="float">
            <text:p>4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6" calcext:value-type="float">
            <text:p>5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0" calcext:value-type="float">
            <text:p>5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28" calcext:value-type="float">
            <text:p>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6" calcext:value-type="float">
            <text:p>3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6" calcext:value-type="float">
            <text:p>4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25" calcext:value-type="float">
            <text:p>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31" calcext:value-type="float">
            <text:p>3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6" calcext:value-type="float">
            <text:p>2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7" calcext:value-type="float">
            <text:p>2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5" calcext:value-type="float">
            <text:p>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89" calcext:value-type="float">
            <text:p>8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44" calcext:value-type="float">
            <text:p>4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6" calcext:value-type="float">
            <text:p>2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22" calcext:value-type="float">
            <text:p>2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32" calcext:value-type="float">
            <text:p>3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2" calcext:value-type="float">
            <text:p>8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4" calcext:value-type="float">
            <text:p>3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60" calcext:value-type="float">
            <text:p>6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4" calcext:value-type="float">
            <text:p>1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3" calcext:value-type="float">
            <text:p>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8" calcext:value-type="float">
            <text:p>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82" calcext:value-type="float">
            <text:p>8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5" calcext:value-type="float">
            <text:p>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55" calcext:value-type="float">
            <text:p>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58" calcext:value-type="float">
            <text:p>5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6" calcext:value-type="float">
            <text:p>4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5" calcext:value-type="float">
            <text:p>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41" calcext:value-type="float">
            <text:p>4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60" calcext:value-type="float">
            <text:p>6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4" calcext:value-type="float">
            <text:p>8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50" calcext:value-type="float">
            <text:p>5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9" calcext:value-type="float">
            <text:p>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6" calcext:value-type="float">
            <text:p>1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2" calcext:value-type="float">
            <text:p>1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4" calcext:value-type="float">
            <text:p>8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5" calcext:value-type="float">
            <text:p>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41" calcext:value-type="float">
            <text:p>4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1" calcext:value-type="float">
            <text:p>2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6" calcext:value-type="float">
            <text:p>3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0" calcext:value-type="float">
            <text:p>2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32" calcext:value-type="float">
            <text:p>3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41" calcext:value-type="float">
            <text:p>4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2" calcext:value-type="float">
            <text:p>4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9" calcext:value-type="float">
            <text:p>1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8" calcext:value-type="float">
            <text:p>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6" calcext:value-type="float">
            <text:p>1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2" calcext:value-type="float">
            <text:p>2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7" calcext:value-type="float">
            <text:p>7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6" calcext:value-type="float">
            <text:p>7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68" calcext:value-type="float">
            <text:p>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40" calcext:value-type="float">
            <text:p>4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8" calcext:value-type="float">
            <text:p>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8" calcext:value-type="float">
            <text:p>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1" calcext:value-type="float">
            <text:p>6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17" calcext:value-type="float">
            <text:p>1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67" calcext:value-type="float">
            <text:p>6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19" calcext:value-type="float">
            <text:p>1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14" calcext:value-type="float">
            <text:p>1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6" calcext:value-type="float">
            <text:p>5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7" calcext:value-type="float">
            <text:p>4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88" calcext:value-type="float">
            <text:p>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1" calcext:value-type="float">
            <text:p>3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30" calcext:value-type="float">
            <text:p>3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70" calcext:value-type="float">
            <text:p>7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4" calcext:value-type="float">
            <text:p>3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4" calcext:value-type="float">
            <text:p>2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38" calcext:value-type="float">
            <text:p>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4" calcext:value-type="float">
            <text:p>3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5" calcext:value-type="float">
            <text:p>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1" calcext:value-type="float">
            <text:p>3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8" calcext:value-type="float">
            <text:p>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52" calcext:value-type="float">
            <text:p>5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6" calcext:value-type="float">
            <text:p>7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46" calcext:value-type="float">
            <text:p>4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8" calcext:value-type="float">
            <text:p>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8" calcext:value-type="float">
            <text:p>1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6" calcext:value-type="float">
            <text:p>7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1" calcext:value-type="float">
            <text:p>6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52" calcext:value-type="float">
            <text:p>5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31" calcext:value-type="float">
            <text:p>3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8" calcext:value-type="float">
            <text:p>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32" calcext:value-type="float">
            <text:p>3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7" calcext:value-type="float">
            <text:p>1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1" calcext:value-type="float">
            <text:p>8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5" calcext:value-type="float">
            <text:p>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47" calcext:value-type="float">
            <text:p>4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2" calcext:value-type="float">
            <text:p>3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31" calcext:value-type="float">
            <text:p>3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2" calcext:value-type="float">
            <text:p>3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4" calcext:value-type="float">
            <text:p>5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1" calcext:value-type="float">
            <text:p>5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3" calcext:value-type="float">
            <text:p>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23" calcext:value-type="float">
            <text:p>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31" calcext:value-type="float">
            <text:p>3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5" calcext:value-type="float">
            <text:p>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4" calcext:value-type="float">
            <text:p>3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4" calcext:value-type="float">
            <text:p>8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87" calcext:value-type="float">
            <text:p>8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52" calcext:value-type="float">
            <text:p>5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6" calcext:value-type="float">
            <text:p>2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23" calcext:value-type="float">
            <text:p>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33" calcext:value-type="float">
            <text:p>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2" calcext:value-type="float">
            <text:p>8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60" calcext:value-type="float">
            <text:p>6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2" calcext:value-type="float">
            <text:p>6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3" calcext:value-type="float">
            <text:p>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6" calcext:value-type="float">
            <text:p>2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7" calcext:value-type="float">
            <text:p>4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80" calcext:value-type="float">
            <text:p>8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6" calcext:value-type="float">
            <text:p>5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55" calcext:value-type="float">
            <text:p>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58" calcext:value-type="float">
            <text:p>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6" calcext:value-type="float">
            <text:p>4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39" calcext:value-type="float">
            <text:p>3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66" calcext:value-type="float">
            <text:p>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0" calcext:value-type="float">
            <text:p>3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5" calcext:value-type="float">
            <text:p>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50" calcext:value-type="float">
            <text:p>5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0" calcext:value-type="float">
            <text:p>6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10" calcext:value-type="float">
            <text:p>1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3" calcext:value-type="float">
            <text:p>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8" calcext:value-type="float">
            <text:p>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5" calcext:value-type="float">
            <text:p>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5" calcext:value-type="float">
            <text:p>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5" calcext:value-type="float">
            <text:p>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19" calcext:value-type="float">
            <text:p>1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30" calcext:value-type="float">
            <text:p>3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/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32" calcext:value-type="float">
            <text:p>3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0" calcext:value-type="float">
            <text:p>7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office:value-type="float" office:value="46" calcext:value-type="float">
            <text:p>4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8" calcext:value-type="float">
            <text:p>1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3" calcext:value-type="float">
            <text:p>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4" calcext:value-type="float">
            <text:p>1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2" calcext:value-type="float">
            <text:p>2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53" calcext:value-type="float">
            <text:p>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42" calcext:value-type="float">
            <text:p>4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7" calcext:value-type="float">
            <text:p>7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7" calcext:value-type="float">
            <text:p>7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42" calcext:value-type="float">
            <text:p>4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45" calcext:value-type="float">
            <text:p>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8" calcext:value-type="float">
            <text:p>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3" calcext:value-type="float">
            <text:p>4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19" calcext:value-type="float">
            <text:p>1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77" calcext:value-type="float">
            <text:p>7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67" calcext:value-type="float">
            <text:p>6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19" calcext:value-type="float">
            <text:p>1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18" calcext:value-type="float">
            <text:p>1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17" calcext:value-type="float">
            <text:p>1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87" calcext:value-type="float">
            <text:p>8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69" calcext:value-type="float">
            <text:p>6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7" calcext:value-type="float">
            <text:p>3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6" calcext:value-type="float">
            <text:p>8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1" calcext:value-type="float">
            <text:p>3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37" calcext:value-type="float">
            <text:p>3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48" calcext:value-type="float">
            <text:p>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53" calcext:value-type="float">
            <text:p>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16" calcext:value-type="float">
            <text:p>1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8" calcext:value-type="float">
            <text:p>1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8" calcext:value-type="float">
            <text:p>1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6" calcext:value-type="float">
            <text:p>7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8" calcext:value-type="float">
            <text:p>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53" calcext:value-type="float">
            <text:p>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43" calcext:value-type="float">
            <text:p>4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3" calcext:value-type="float">
            <text:p>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8" calcext:value-type="float">
            <text:p>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8" calcext:value-type="float">
            <text:p>1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4" calcext:value-type="float">
            <text:p>2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53" calcext:value-type="float">
            <text:p>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1" calcext:value-type="float">
            <text:p>3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4" calcext:value-type="float">
            <text:p>5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2" calcext:value-type="float">
            <text:p>3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5" calcext:value-type="float">
            <text:p>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2" calcext:value-type="float">
            <text:p>2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2" calcext:value-type="float">
            <text:p>3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4" calcext:value-type="float">
            <text:p>8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87" calcext:value-type="float">
            <text:p>8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32" calcext:value-type="float">
            <text:p>3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6" calcext:value-type="float">
            <text:p>3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2" calcext:value-type="float">
            <text:p>8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6" calcext:value-type="float">
            <text:p>3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3" calcext:value-type="float">
            <text:p>1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77" calcext:value-type="float">
            <text:p>7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28" calcext:value-type="float">
            <text:p>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3" calcext:value-type="float">
            <text:p>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42" calcext:value-type="float">
            <text:p>4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6" calcext:value-type="float">
            <text:p>4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5" calcext:value-type="float">
            <text:p>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39" calcext:value-type="float">
            <text:p>3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3" calcext:value-type="float">
            <text:p>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5" calcext:value-type="float">
            <text:p>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50" calcext:value-type="float">
            <text:p>5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9" calcext:value-type="float">
            <text:p>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6" calcext:value-type="float">
            <text:p>1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2" calcext:value-type="float">
            <text:p>1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5" calcext:value-type="float">
            <text:p>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5" calcext:value-type="float">
            <text:p>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7" calcext:value-type="float">
            <text:p>3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6" calcext:value-type="float">
            <text:p>3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3" calcext:value-type="float">
            <text:p>4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9" calcext:value-type="float">
            <text:p>1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39" calcext:value-type="float">
            <text:p>3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10"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office:value-type="float" office:value="46" calcext:value-type="float">
            <text:p>4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6" calcext:value-type="float">
            <text:p>1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7" calcext:value-type="float">
            <text:p>3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5" calcext:value-type="float">
            <text:p>1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4" calcext:value-type="float">
            <text:p>2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49" calcext:value-type="float">
            <text:p>4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7" calcext:value-type="float">
            <text:p>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6" calcext:value-type="float">
            <text:p>7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63" calcext:value-type="float">
            <text:p>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42" calcext:value-type="float">
            <text:p>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76" calcext:value-type="float">
            <text:p>7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41" calcext:value-type="float">
            <text:p>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68" calcext:value-type="float">
            <text:p>6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5" calcext:value-type="float">
            <text:p>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19" calcext:value-type="float">
            <text:p>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58" calcext:value-type="float">
            <text:p>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77" calcext:value-type="float">
            <text:p>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42" calcext:value-type="float">
            <text:p>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57" calcext:value-type="float">
            <text:p>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1" calcext:value-type="float">
            <text:p>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19" calcext:value-type="float">
            <text:p>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18" calcext:value-type="float">
            <text:p>1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61" calcext:value-type="float">
            <text:p>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18" calcext:value-type="float">
            <text:p>1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57" calcext:value-type="float">
            <text:p>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88" calcext:value-type="float">
            <text:p>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27" calcext:value-type="float">
            <text:p>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28" calcext:value-type="float">
            <text:p>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55" calcext:value-type="float">
            <text:p>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71" calcext:value-type="float">
            <text:p>7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39" calcext:value-type="float">
            <text:p>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1" calcext:value-type="float">
            <text:p>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85" calcext:value-type="float">
            <text:p>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37" calcext:value-type="float">
            <text:p>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50" calcext:value-type="float">
            <text:p>5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28" calcext:value-type="float">
            <text:p>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16" calcext:value-type="float">
            <text:p>1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9" calcext:value-type="float">
            <text:p>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41" calcext:value-type="float">
            <text:p>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8" calcext:value-type="float">
            <text:p>1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4" calcext:value-type="float">
            <text:p>2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77" calcext:value-type="float">
            <text:p>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37" calcext:value-type="float">
            <text:p>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21" calcext:value-type="float">
            <text:p>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72" calcext:value-type="float">
            <text:p>7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74" calcext:value-type="float">
            <text:p>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49" calcext:value-type="float">
            <text:p>4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31" calcext:value-type="float">
            <text:p>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31" calcext:value-type="float">
            <text:p>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42" calcext:value-type="float">
            <text:p>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9" calcext:value-type="float">
            <text:p>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1" calcext:value-type="float">
            <text:p>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57" calcext:value-type="float">
            <text:p>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28" calcext:value-type="float">
            <text:p>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17" calcext:value-type="float">
            <text:p>1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35" calcext:value-type="float">
            <text:p>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51" calcext:value-type="float">
            <text:p>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29" calcext:value-type="float">
            <text:p>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31" calcext:value-type="float">
            <text:p>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34" calcext:value-type="float">
            <text:p>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35" calcext:value-type="float">
            <text:p>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45" calcext:value-type="float">
            <text:p>4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28" calcext:value-type="float">
            <text:p>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51" calcext:value-type="float">
            <text:p>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2" calcext:value-type="float">
            <text:p>2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32" calcext:value-type="float">
            <text:p>3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4" calcext:value-type="float">
            <text:p>8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88" calcext:value-type="float">
            <text:p>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54" calcext:value-type="float">
            <text:p>5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7" calcext:value-type="float">
            <text:p>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26" calcext:value-type="float">
            <text:p>2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31" calcext:value-type="float">
            <text:p>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35" calcext:value-type="float">
            <text:p>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7" calcext:value-type="float">
            <text:p>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8" calcext:value-type="float">
            <text:p>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82" calcext:value-type="float">
            <text:p>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34" calcext:value-type="float">
            <text:p>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61" calcext:value-type="float">
            <text:p>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63" calcext:value-type="float">
            <text:p>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4" calcext:value-type="float">
            <text:p>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6" calcext:value-type="float">
            <text:p>2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77" calcext:value-type="float">
            <text:p>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54" calcext:value-type="float">
            <text:p>5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59" calcext:value-type="float">
            <text:p>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42" calcext:value-type="float">
            <text:p>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45" calcext:value-type="float">
            <text:p>4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66" calcext:value-type="float">
            <text:p>6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85" calcext:value-type="float">
            <text:p>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49" calcext:value-type="float">
            <text:p>4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12" calcext:value-type="float">
            <text:p>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6" calcext:value-type="float">
            <text:p>1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2" calcext:value-type="float">
            <text:p>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5" calcext:value-type="float">
            <text:p>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5" calcext:value-type="float">
            <text:p>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65" calcext:value-type="float">
            <text:p>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1" calcext:value-type="float">
            <text:p>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54" calcext:value-type="float">
            <text:p>5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29" calcext:value-type="float">
            <text:p>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9" calcext:value-type="float">
            <text:p>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/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71" calcext:value-type="float">
            <text:p>7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5" calcext:value-type="float">
            <text:p>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15" calcext:value-type="float">
            <text:p>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4" calcext:value-type="float">
            <text:p>2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 table:number-rows-repeated="10443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ndCorruptionPropre.A2:IndCorruptionPropre.W20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ndCorruptionPourVersionSQL.A1:IndCorruptionPourVersionSQL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_d__a_JournalTemplate_3d_C_3a__5c_COMFO_5c_CTALK_5c_JOURSTD.TPL_d__a_LbStateAddress_3d_3_20_3_20_0_20_251_20_1_20_89_20_2_20_311_d__a_LbStateJou" style:display-name="&#13;&#10;JournalTemplate=C:\COMFO\CTALK\JOURSTD.TPL&#13;&#10;LbStateAddress=3 3 0 251 1 89 2 311&#13;&#10;LbStateJou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cm" fo:margin-bottom="1.9cm" fo:margin-left="1.799cm" fo:margin-right="1.799cm" style:print-page-order="ltr" style:first-page-number="continue" style:scale-to-X="1" style:scale-to-Y="2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2.54cm" fo:margin-bottom="2.54cm" fo:margin-left="1.905cm" fo:margin-right="1.905cm" style:print-page-order="ttb" style:first-page-number="continue" style:scale-to-X="1" style:scale-to-Y="2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7:37:41.6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PI_20_Timeseries_20_2012_20_-_20_2020" style:display-name="PageStyle_CPI Timeseries 2012 - 20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PI2020" style:display-name="PageStyle_CPI202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erto Martinez B. Kukutschka</meta:initial-creator>
    <meta:creation-date>2020-11-01T16:45:37</meta:creation-date>
    <dc:date>2022-03-07T17:38:54.550000000</dc:date>
    <meta:editing-duration>PT1H29M18S</meta:editing-duration>
    <meta:editing-cycles>5</meta:editing-cycles>
    <meta:generator>LibreOffice/7.2.5.2$Windows_X86_64 LibreOffice_project/499f9727c189e6ef3471021d6132d4c694f357e5</meta:generator>
    <meta:document-statistic meta:table-count="2" meta:cell-count="16382" meta:object-count="0"/>
  </office:meta>
</office:document-meta>
</file>